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7"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8"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T1" style:family="text">
      <style:text-properties officeooo:rsid="000791d2"/>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0f2294"/>
    </style:style>
    <style:style style:name="T7" style:family="text">
      <style:text-properties officeooo:rsid="001067c5"/>
    </style:style>
    <style:style style:name="T8" style:family="text">
      <style:text-properties officeooo:rsid="0012596e"/>
    </style:style>
    <style:style style:name="T9" style:family="text">
      <style:text-properties officeooo:rsid="0015403d"/>
    </style:style>
    <style:style style:name="T10" style:family="text">
      <style:text-properties officeooo:rsid="00171824"/>
    </style:style>
    <style:style style:name="T11" style:family="text">
      <style:text-properties officeooo:rsid="001a04f6"/>
    </style:style>
    <style:style style:name="T12" style:family="text">
      <style:text-properties officeooo:rsid="001b928f"/>
    </style:style>
    <style:style style:name="T13" style:family="text">
      <style:text-properties officeooo:rsid="001c20c2"/>
    </style:style>
    <style:style style:name="T14" style:family="text">
      <style:text-properties officeooo:rsid="001e423a"/>
    </style:style>
    <style:style style:name="T15" style:family="text">
      <style:text-properties officeooo:rsid="001eab77"/>
    </style:style>
    <style:style style:name="T16" style:family="text">
      <style:text-properties officeooo:rsid="001f7d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3"><text:span text:style-name="T1"><text:tab/>1.2<text:tab/>Projektziel</text:span></text:p>
      <text:p text:style-name="P3"><text:span text:style-name="T1"><text:tab/>1.3<text:tab/>Projektumfeld<text:tab/></text:span></text:p>
      <text:p text:style-name="P3"><text:tab/><text:span text:style-name="T14">1.4<text:tab/>Projektschnittstellen</text:span></text:p>
      <text:p text:style-name="P3"><text:span text:style-name="T12"><text:tab/>1.5<text:tab/>Projektbegründung</text:span></text:p>
      <text:p text:style-name="P3"><text:span text:style-name="T12"><text:tab/>1.6<text:tab/>Ist-Analyse</text:span></text:p>
      <text:p text:style-name="P3"><text:tab/><text:span text:style-name="T15">1.7<text:tab/>Projektbeteiligte Personen</text:span></text:p>
      <text:p text:style-name="P17">2.<text:tab/>Projektplanung</text:p>
      <text:p text:style-name="P17"><text:tab/>2.1<text:tab/><text:span text:style-name="T16">Soll Konzept</text:span></text:p>
      <text:p text:style-name="P17"><text:tab/><text:span text:style-name="T16">2.2<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4">1<text:tab/>Einleitung</text:p>
      <text:p text:style-name="P5">Im Folgenden wird der Verlauf der betriblichen Projektarbeit des Autors im Rahmen seiner Ausbildung zum Fachinformatiker für Anwendungsentwicklung erläutert. </text:p>
      <text:p text:style-name="P7">1.1<text:tab/>Projektbeschreibung</text:p>
      <text:p text:style-name="P7">Die <text:span text:style-name="T10">mobile-ad-media GmbH (MAM)</text:span> entwickelt derzeit ein Softwaresystem zur Reservierung von Hotelzimmern. Das Gesamtsystem wird nach der Umsetzung aus einem <text:span text:style-name="T4">z</text:span>entralen Serve<text:span text:style-name="T3">r (Proxy) und mehreren mobil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sslich mit dem <text:span text:style-name="T5">Proxy</text:span>, welcher andererseits mit entsprechenden Datendiensten, <text:span text:style-name="T5">wie etwa</text:span> Channel<text:span text:style-name="T5">m</text:span>anagern <text:span text:style-name="T5">verbunden ist. Aufgabe des Proxy ist die Bereitstellung einer einfachen und einheitlichen Schnittstelle für die Apps sowie die Pufferung von Daten. </text:span></text:p>
      <text:p text:style-name="P8"><text:span text:style-name="T6">Die Apps werden an die grafischen Wünsche der jeweiligen Hotels individuell angepasst und richten sich an Stammkunden.</text:span></text:p>
      <text:p text:style-name="P10">1.2<text:tab/><text:span text:style-name="T8">Projektziel</text:span></text:p>
      <text:p text:style-name="P9">Im Rahmen des hier beschriebenen Teilprojekts sollte das Kommunikationsprotokoll zwischen Apps und Proxy <text:span text:style-name="T7">als Webservice </text:span>entwickelt, <text:span text:style-name="T8">dokumentiert</text:span> und Proxyseitig implementiert werden. <text:span text:style-name="T8">Eine beispielhafte Reservierung mit Testdaten sollte mit ausgehender E-Mail erfolgreich durchführbar sein.</text:span></text:p>
      <text:p text:style-name="P11">1.3<text:tab/><text:span text:style-name="T9">Projektumfeld</text:span></text:p>
      <text:p text:style-name="P6">Die Arbeit wurde bei der mobile-ad-media GmbH, einer Agentur zur Entwicklung und Realisierung von Kommunikationskonzepten in Berlin durchgeführt. <text:span text:style-name="T2">Die Agentur hat bereits zahlreiche Webprojekte für namhafte Kunden umgesetzt. Desweiteren betreibt das Unternehmen eine Sportpartnersuche und sammelt derzeit Erfahrungen in der Entwicklung von Apps für mobile Endgeräte.</text:span></text:p>
      <text:p text:style-name="P16">1.4<text:tab/>Projektschnittstellen</text:p>
      <text:p text:style-name="P16"/>
      <text:p text:style-name="P12">1.<text:span text:style-name="T14">5</text:span><text:tab/>Projektbegründung</text:p>
      <text:p text:style-name="P14">Die MAM möchte künftig Hotels als Kunden gewinnen und <text:span text:style-name="T12">eine individualisierte Buchungsapp zur Verfügung stellen. Die Geschäftsleitung der MAM erwartet auf diesem Gebiet ein </text:span></text:p>
      <text:p text:style-name="P12"><text:soft-page-break/></text:p>
      <text:p text:style-name="P12">1.<text:span text:style-name="T14">6</text:span><text:tab/>Ist-Analyse</text:p>
      <text:p text:style-name="P13">Grundlage <text:span text:style-name="T11">des Teilprojekts ist ein grafisches Konzept der Apps in welcher der Ablauf der Reservierung dargestellt wird.</text:span></text:p>
      <text:p text:style-name="P18">1.7<text:tab/>Projektbeteiligte Personen</text:p>
      <text:p text:style-name="P18"/>
      <text:p text:style-name="P13"/>
      <text:p text:style-name="P15">2.<text:tab/>Projektplanung</text:p>
      <text:p text:style-name="P15">2.1<text:tab/>Projektphasen und <text:span text:style-name="T13">Zeitplanung</text:span></text:p>
      <text:p text:style-name="P15">2.2<text:tab/></text:p>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3M35S</meta:editing-duration>
    <meta:editing-cycles>23</meta:editing-cycles>
    <meta:generator>LibreOffice/5.1.2.2$Windows_x86 LibreOffice_project/d3bf12ecb743fc0d20e0be0c58ca359301eb705f</meta:generator>
    <dc:date>2016-05-20T15:57:04.346000000</dc:date>
    <meta:document-statistic meta:table-count="0" meta:image-count="0" meta:object-count="0" meta:page-count="4" meta:paragraph-count="35" meta:word-count="314" meta:character-count="2548" meta:non-whitespace-character-count="2253"/>
    <meta:user-defined meta:name="Info 1"/>
    <meta:user-defined meta:name="Info 2"/>
    <meta:user-defined meta:name="Info 3"/>
    <meta:user-defined meta:name="Info 4"/>
  </office:meta>
</office:document-meta>
</file>